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Краткое</text:p>
          <text:p text:style-name="P2">описание</text:p>
          <text:p text:style-name="P2">новостей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Sidarau</meta:initial-creator>
    <meta:creation-date>2010-03-14T21:24:33</meta:creation-date>
    <dc:date>2010-03-15T21:56:02</dc:date>
    <dc:creator>Ivan Sidarau</dc:creator>
    <meta:editing-duration>PT00H17M45S</meta:editing-duration>
    <meta:editing-cycles>6</meta:editing-cycles>
    <meta:generator>OpenOffice.org/3.1$Unix OpenOffice.org_project/310m19$Build-9420</meta:generator>
    <meta:document-statistic meta:object-count="36"/>
  </office:meta>
</office:document-meta>
</file>